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>
        <style:tab-stops>
          <style:tab-stop style:position="5.0102in" style:type="center"/>
        </style:tab-stops>
      </style:paragraph-properties>
      <style:text-properties officeooo:rsid="001ffe0e" officeooo:paragraph-rsid="00286949"/>
    </style:style>
    <style:style style:name="P2" style:family="paragraph" style:parent-style-name="Standard">
      <style:paragraph-properties fo:line-height="115%">
        <style:tab-stops>
          <style:tab-stop style:position="0.5in"/>
          <style:tab-stop style:position="5.5in"/>
        </style:tab-stops>
      </style:paragraph-properties>
      <style:text-properties officeooo:rsid="001ffe0e" officeooo:paragraph-rsid="00286949"/>
    </style:style>
    <style:style style:name="P3" style:family="paragraph" style:parent-style-name="Standard">
      <style:paragraph-properties fo:line-height="115%">
        <style:tab-stops>
          <style:tab-stop style:position="5.0209in" style:type="center"/>
        </style:tab-stops>
      </style:paragraph-properties>
      <style:text-properties officeooo:rsid="00286949" officeooo:paragraph-rsid="00286949"/>
    </style:style>
    <style:style style:name="P4" style:family="paragraph" style:parent-style-name="Standard">
      <style:paragraph-properties fo:line-height="115%">
        <style:tab-stops>
          <style:tab-stop style:position="5.0209in" style:type="center"/>
          <style:tab-stop style:position="8in"/>
        </style:tab-stops>
      </style:paragraph-properties>
      <style:text-properties officeooo:rsid="00286949" officeooo:paragraph-rsid="00286949"/>
    </style:style>
    <style:style style:name="P5" style:family="paragraph" style:parent-style-name="Standard">
      <style:paragraph-properties fo:line-height="115%">
        <style:tab-stops>
          <style:tab-stop style:position="5.0209in" style:type="center"/>
          <style:tab-stop style:position="8.0102in"/>
        </style:tab-stops>
      </style:paragraph-properties>
      <style:text-properties officeooo:rsid="00286949" officeooo:paragraph-rsid="00286949"/>
    </style:style>
    <style:style style:name="P6" style:family="paragraph" style:parent-style-name="Standard">
      <style:paragraph-properties fo:line-height="115%">
        <style:tab-stops>
          <style:tab-stop style:position="5.0102in" style:type="center"/>
        </style:tab-stops>
      </style:paragraph-properties>
      <style:text-properties officeooo:rsid="00286949" officeooo:paragraph-rsid="00286949"/>
    </style:style>
    <style:style style:name="P7" style:family="paragraph" style:parent-style-name="Standard">
      <style:paragraph-properties fo:line-height="115%">
        <style:tab-stops>
          <style:tab-stop style:position="1.9791in" style:type="center"/>
          <style:tab-stop style:position="8in" style:type="center"/>
        </style:tab-stops>
      </style:paragraph-properties>
      <style:text-properties fo:font-weight="bold" officeooo:paragraph-rsid="002ce4f0" style:font-weight-asian="bold" style:font-weight-complex="bold"/>
    </style:style>
    <style:style style:name="P8" style:family="paragraph" style:parent-style-name="Standard">
      <style:paragraph-properties fo:line-height="115%">
        <style:tab-stops>
          <style:tab-stop style:position="0.5in"/>
          <style:tab-stop style:position="2.5102in"/>
          <style:tab-stop style:position="5.5in"/>
          <style:tab-stop style:position="7.5in"/>
        </style:tab-stops>
      </style:paragraph-properties>
      <style:text-properties officeooo:paragraph-rsid="00286949"/>
    </style:style>
    <style:style style:name="P9" style:family="paragraph" style:parent-style-name="Standard">
      <style:paragraph-properties fo:line-height="115%">
        <style:tab-stops>
          <style:tab-stop style:position="0.5in"/>
          <style:tab-stop style:position="2.5102in"/>
          <style:tab-stop style:position="5.0102in" style:type="center"/>
          <style:tab-stop style:position="5.5in"/>
          <style:tab-stop style:position="7.5in"/>
        </style:tab-stops>
      </style:paragraph-properties>
      <style:text-properties officeooo:paragraph-rsid="00286949"/>
    </style:style>
    <style:style style:name="P10" style:family="paragraph" style:parent-style-name="Standard">
      <style:paragraph-properties fo:line-height="115%">
        <style:tab-stops>
          <style:tab-stop style:position="8in" style:type="center"/>
        </style:tab-stops>
      </style:paragraph-properties>
      <style:text-properties officeooo:paragraph-rsid="00286949"/>
    </style:style>
    <style:style style:name="P11" style:family="paragraph" style:parent-style-name="Standard">
      <style:paragraph-properties fo:line-height="115%">
        <style:tab-stops>
          <style:tab-stop style:position="2in" style:type="center"/>
          <style:tab-stop style:position="8in" style:type="center"/>
        </style:tab-stops>
      </style:paragraph-properties>
      <style:text-properties officeooo:paragraph-rsid="00286949"/>
    </style:style>
    <style:style style:name="P12" style:family="paragraph" style:parent-style-name="Standard">
      <style:paragraph-properties fo:line-height="115%">
        <style:tab-stops>
          <style:tab-stop style:position="2in" style:type="center"/>
          <style:tab-stop style:position="8in" style:type="center"/>
        </style:tab-stops>
      </style:paragraph-properties>
      <style:text-properties officeooo:paragraph-rsid="002ce4f0"/>
    </style:style>
    <style:style style:name="P13" style:family="paragraph" style:parent-style-name="Standard">
      <style:paragraph-properties fo:line-height="115%">
        <style:tab-stops>
          <style:tab-stop style:position="2in" style:type="center"/>
          <style:tab-stop style:position="8in" style:type="center"/>
        </style:tab-stops>
      </style:paragraph-properties>
      <style:text-properties officeooo:paragraph-rsid="002f845c"/>
    </style:style>
    <style:style style:name="P14" style:family="paragraph" style:parent-style-name="Standard">
      <style:paragraph-properties fo:line-height="115%"/>
      <style:text-properties officeooo:rsid="00228599" officeooo:paragraph-rsid="0016adc9"/>
    </style:style>
    <style:style style:name="P15" style:family="paragraph" style:parent-style-name="Standard">
      <style:paragraph-properties fo:line-height="115%">
        <style:tab-stops>
          <style:tab-stop style:position="8in" style:type="center"/>
        </style:tab-stops>
      </style:paragraph-properties>
      <style:text-properties officeooo:rsid="00228599" officeooo:paragraph-rsid="0016adc9"/>
    </style:style>
    <style:style style:name="P16" style:family="paragraph" style:parent-style-name="Standard">
      <style:paragraph-properties fo:line-height="115%"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2in" style:type="center"/>
          <style:tab-stop style:position="8in" style:type="center"/>
        </style:tab-stops>
      </style:paragraph-properties>
      <style:text-properties officeooo:paragraph-rsid="00286949"/>
    </style:style>
    <style:style style:name="T1" style:family="text">
      <style:text-properties officeooo:rsid="0029d91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8pt" officeooo:rsid="0029d911" style:font-size-asian="18pt" style:font-size-complex="18pt"/>
    </style:style>
    <style:style style:name="T4" style:family="text">
      <style:text-properties officeooo:rsid="002a0ccb"/>
    </style:style>
    <style:style style:name="T5" style:family="text">
      <style:text-properties officeooo:rsid="002bb5e1"/>
    </style:style>
    <style:style style:name="T6" style:family="text">
      <style:text-properties officeooo:rsid="002e7f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bb5e1" style:font-weight-asian="bold" style:font-weight-complex="bold"/>
    </style:style>
    <style:style style:name="T9" style:family="text">
      <style:text-properties fo:font-weight="bold" officeooo:rsid="002e7faa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gay" text:name="py3o.objects.so_nguoi_nu"/>
        <text:user-field-decl office:value-type="string" office:string-value="hoTenChong" text:name="py3o.objects.hoTenChong"/>
        <text:user-field-decl office:value-type="string" office:string-value="hoTenVo" text:name="py3o.objects.hoTenVo"/>
        <text:user-field-decl office:value-type="string" office:string-value="nSVo" text:name="py3o.objects.nSVo"/>
        <text:user-field-decl office:value-type="string" office:string-value="nSChong" text:name="py3o.objects.nSChong"/>
        <text:user-field-decl office:value-type="string" office:string-value="danTocChong" text:name="py3o.objects.danTocChong"/>
        <text:user-field-decl office:value-type="string" office:string-value="danTocVo" text:name="py3o.objects.danTocVo"/>
        <text:user-field-decl office:value-type="string" office:string-value="quocTichChong" text:name="py3o.objects.quocTichChong"/>
        <text:user-field-decl office:value-type="string" office:string-value="quocTichVo" text:name="py3o.objects.quocTichVo"/>
        <text:user-field-decl office:value-type="string" office:string-value="soCMNDChong" text:name="py3o.objects.soCMNDChong"/>
        <text:user-field-decl office:value-type="string" office:string-value="soCMNDVo" text:name="py3o.objects.soCMNDVo"/>
        <text:user-field-decl office:value-type="string" office:string-value="noiThuongTruChong" text:name="py3o.objects.noiThuongTruChong"/>
        <text:user-field-decl office:value-type="string" office:string-value="noiThuongTruVo" text:name="py3o.objects.noiThuongTruVo"/>
        <text:user-field-decl office:value-type="string" office:string-value="ubndXa" text:name="py3o.objects.ubndXa"/>
        <text:user-field-decl office:value-type="string" office:string-value="ubndHuyen" text:name="py3o.objects.ubndHuyen"/>
        <text:user-field-decl office:value-type="string" office:string-value="ubndTinh" text:name="py3o.objects.ubndTinh"/>
        <text:user-field-decl office:value-type="string" office:string-value="so" text:name="py3o.objects.so"/>
        <text:user-field-decl office:value-type="string" office:string-value="quyenSo" text:name="py3o.objects.quyenSo"/>
        <text:user-field-decl office:value-type="string" office:string-value="name_dan_toc" text:name="py3o.objects.name_dan_toc"/>
        <text:user-field-decl office:value-type="string" office:string-value="nameDanToc" text:name="py3o.objects.nameDanToc"/>
      </text:user-field-decls>
      <text:p text:style-name="P3"><text:span text:style-name="T7">ỦY BAN NHÂN DÂN</text:span><text:tab/><text:span text:style-name="T7">CỘNG HÒA XÃ HỘI CHỦ NGHĨA VIỆT NAM</text:span></text:p>
      <text:p text:style-name="P4">Xã/Phường: <text:user-field-get text:name="py3o.objects.ubndXa">ubndXa</text:user-field-get><text:tab/><text:span text:style-name="T2">Độc lập - Tự do - Hạnh phúc</text:span><text:tab/><text:span text:style-name="T1">Mẫu BTP/HT-2006-KH.2.a</text:span></text:p>
      <text:p text:style-name="P4">Huyện/Quận: <text:user-field-get text:name="py3o.objects.ubndHuyen">ubndHuyen</text:user-field-get><text:tab/><text:tab/><text:span text:style-name="T1">Số: </text:span><text:span text:style-name="T1"><text:user-field-get text:name="py3o.objects.so">so</text:user-field-get></text:span></text:p>
      <text:p text:style-name="P5">Tỉnh/Thành phố: <text:user-field-get text:name="py3o.objects.ubndTinh">ubndTinh</text:user-field-get><text:tab/><text:tab/><text:span text:style-name="T1">Quyển số: </text:span><text:span text:style-name="T1"><text:user-field-get text:name="py3o.objects.quyenSo">quyenSo</text:user-field-get></text:span></text:p>
      <text:p text:style-name="P6"/>
      <text:p text:style-name="P6"/>
      <text:p text:style-name="P6"><text:tab/><text:span text:style-name="T3">GIẤY CHỨNG NHẬN KẾT HÔN</text:span></text:p>
      <text:p text:style-name="P1"/>
      <text:p text:style-name="P2"><text:tab/><text:span text:style-name="T1">Họ và tên chồng: </text:span><text:span text:style-name="T1"><text:user-field-get text:name="py3o.objects.hoTenChong">hoTenChong</text:user-field-get></text:span><text:span text:style-name="T1"><text:tab/>Họ và tên vợ: </text:span><text:span text:style-name="T1"><text:user-field-get text:name="py3o.objects.hoTenVo">hoTenVo</text:user-field-get></text:span></text:p>
      <text:p text:style-name="P2"><text:tab/>Ngày, tháng, năm sinh: <text:user-field-get text:name="py3o.objects.nSChong">nSChong</text:user-field-get><text:tab/>Ngày, tháng, năm sinh: <text:user-field-get text:name="py3o.objects.nSVo">nSVo</text:user-field-get></text:p>
      <text:p text:style-name="P8"><text:tab/>Dân <text:span text:style-name="T4">tộc: </text:span><text:span text:style-name="T4"><text:user-field-get text:name="py3o.objects.danTocChong">danTocChong</text:user-field-get></text:span><text:span text:style-name="T4"><text:tab/>Quốc tịch: </text:span><text:span text:style-name="T4"><text:user-field-get text:name="py3o.objects.quocTichChong">quocTichChong</text:user-field-get></text:span><text:span text:style-name="T4"><text:tab/>Dân tộc: </text:span><text:span text:style-name="T4"><text:user-field-get text:name="py3o.objects.danTocVo">danTocVo</text:user-field-get></text:span><text:span text:style-name="T4"><text:tab/>Quốc tịch: </text:span><text:span text:style-name="T4"><text:user-field-get text:name="py3o.objects.quocTichVo">quocTichVo</text:user-field-get></text:span></text:p>
      <text:p text:style-name="P8"><text:tab/><text:span text:style-name="T4">Nơi thường trú/tạm trú: </text:span><text:span text:style-name="T4"><text:user-field-get text:name="py3o.objects.noiThuongTruChong">noiThuongTruChong</text:user-field-get></text:span><text:span text:style-name="T4"><text:tab/>Nơi thường trú/tạm trú: </text:span><text:span text:style-name="T4"><text:user-field-get text:name="py3o.objects.noiThuongTruVo">noiThuongTruVo</text:user-field-get></text:span></text:p>
      <text:p text:style-name="P8"><text:tab/></text:p>
      <text:p text:style-name="P8"><text:tab/><text:span text:style-name="T4">Số Giấy CMND/Hộ chiếu: </text:span><text:span text:style-name="T4"><text:user-field-get text:name="py3o.objects.soCMNDChong">soCMNDChong</text:user-field-get></text:span><text:span text:style-name="T4"><text:tab/>Số Giấy CMND/Hộ chiếu: </text:span><text:span text:style-name="T4"><text:user-field-get text:name="py3o.objects.soCMNDVo">soCMNDVo</text:user-field-get></text:span></text:p>
      <text:p text:style-name="P8"/>
      <text:p text:style-name="P9"><text:tab/><text:tab/><text:tab/><text:span text:style-name="T8">Quan hệ hôn nhân được công nhận kể từ ngày <text:s/>tháng <text:s/>năm</text:span></text:p>
      <text:p text:style-name="P10"><text:tab/>Đăng <text:span text:style-name="T5">ký ngày <text:s/>tháng <text:s/>năm</text:span></text:p>
      <text:p text:style-name="P11"><text:tab/><text:span text:style-name="T5"><text:tab/></text:span><text:span text:style-name="T8">TM. ỦY BAN NHÂN DÂN</text:span></text:p>
      <text:p text:style-name="P7"><text:tab/><text:span text:style-name="T5">Cán bộ Tư pháp hộ tịch<text:tab/>CHỦ TỊCH</text:span></text:p>
      <text:p text:style-name="P12"><text:tab/><text:span text:style-name="T5">(Đã ký)</text:span><text:tab/><text:span text:style-name="T5">(Đã ký)</text:span></text:p>
      <text:p text:style-name="P12"/>
      <text:p text:style-name="P12"/>
      <text:p text:style-name="P11"><text:tab/>……………………………<text:tab/>……………………..…..</text:p>
      <text:p text:style-name="P16"/>
      <text:p text:style-name="P11"/>
      <text:p text:style-name="P11"><text:tab/><text:tab/><text:span text:style-name="T6">Sao từ Sổ đăng ký kết hôn</text:span></text:p>
      <text:p text:style-name="P13"><text:tab/><text:tab/><text:span text:style-name="T6">Ngày <text:s/>tháng <text:s/>năm </text:span></text:p>
      <text:p text:style-name="P11"><text:tab/><text:tab/><text:span text:style-name="T9">CHỦ TỊCH</text:span></text:p>
      <text:p text:style-name="P11"><text:tab/><text:tab/></text:p>
      <text:p text:style-name="P14"/>
      <text:p text:style-name="P14"/>
      <text:p text:style-name="P15"><text:tab/>…………………………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4:44:31.328846533</meta:creation-date>
    <dc:date>2019-01-29T01:35:31.680177133</dc:date>
    <meta:editing-duration>PT1H53M14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40" meta:character-count="807" meta:non-whitespace-character-count="653"/>
  </office:meta>
</office:document-meta>
</file>